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lassic2Mega BOM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Farnell Number</text:p>
          </table:table-cell>
          <table:table-cell table:style-name="ce1" office:value-type="string" calcext:value-type="string">
            <text:p>Unit Price (EUR)</text:p>
          </table:table-cell>
          <table:table-cell table:style-name="ce1" office:value-type="string" calcext:value-type="string">
            <text:p>Count</text:p>
          </table:table-cell>
          <table:table-cell/>
        </table:table-row>
        <table:table-row table:style-name="ro1">
          <table:table-cell office:value-type="string" calcext:value-type="string">
            <text:p>NXP <text:s/>PCA9306D <text:s/>IC</text:p>
          </table:table-cell>
          <table:table-cell/>
          <table:table-cell office:value-type="string" calcext:value-type="string">
            <text:p>SO08</text:p>
          </table:table-cell>
          <table:table-cell office:value-type="float" office:value="2212070" calcext:value-type="float">
            <text:p>2212070</text:p>
          </table:table-cell>
          <table:table-cell office:value-type="float" office:value="0.598" calcext:value-type="float">
            <text:p>0.598</text:p>
          </table:table-cell>
          <table:table-cell office:value-type="float" office:value="1" calcext:value-type="float">
            <text:p>1</text:p>
          </table:table-cell>
          <table:table-cell table:formula="of:=[.F4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mel ATMEGA16A</text:p>
          </table:table-cell>
          <table:table-cell/>
          <table:table-cell office:value-type="string" calcext:value-type="string">
            <text:p>TQFP44</text:p>
          </table:table-cell>
          <table:table-cell office:value-type="float" office:value="2425121" calcext:value-type="float">
            <text:p>2425121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table:formula="of:=[.F5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CHIP MCP1700T-3302E/TT</text:p>
          </table:table-cell>
          <table:table-cell/>
          <table:table-cell office:value-type="string" calcext:value-type="string">
            <text:p>SOT-23</text:p>
          </table:table-cell>
          <table:table-cell office:value-type="float" office:value="1296592" calcext:value-type="float">
            <text:p>1296592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table:formula="of:=[.F6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74HC157ADG</text:p>
          </table:table-cell>
          <table:table-cell/>
          <table:table-cell office:value-type="string" calcext:value-type="string">
            <text:p>SO16</text:p>
          </table:table-cell>
          <table:table-cell office:value-type="float" office:value="9666940" calcext:value-type="float">
            <text:p>966694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F7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HAY VLMC310</text:p>
          </table:table-cell>
          <table:table-cell/>
          <table:table-cell office:value-type="string" calcext:value-type="string">
            <text:p>PLCC-2</text:p>
          </table:table-cell>
          <table:table-cell office:value-type="float" office:value="1659076" calcext:value-type="float">
            <text:p>1659076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table:formula="of:=[.F8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LTRON <text:s/>AS-16.000-18 <text:s/>QUARZ</text:p>
          </table:table-cell>
          <table:table-cell/>
          <table:table-cell office:value-type="string" calcext:value-type="string">
            <text:p>HC49/S</text:p>
          </table:table-cell>
          <table:table-cell office:value-type="float" office:value="1611761" calcext:value-type="float">
            <text:p>1611761</text:p>
          </table:table-cell>
          <table:table-cell office:value-type="float" office:value="0.249" calcext:value-type="float">
            <text:p>0.249</text:p>
          </table:table-cell>
          <table:table-cell office:value-type="float" office:value="1" calcext:value-type="float">
            <text:p>1</text:p>
          </table:table-cell>
          <table:table-cell table:formula="of:=[.F9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MBERG <text:s/>NEB 21 R</text:p>
          </table:table-cell>
          <table:table-cell table:number-columns-repeated="2"/>
          <table:table-cell office:value-type="float" office:value="1217037" calcext:value-type="float">
            <text:p>1217037</text:p>
          </table:table-cell>
          <table:table-cell office:value-type="float" office:value="0.919" calcext:value-type="float">
            <text:p>0.919</text:p>
          </table:table-cell>
          <table:table-cell office:value-type="float" office:value="1" calcext:value-type="float">
            <text:p>1</text:p>
          </table:table-cell>
          <table:table-cell table:formula="of:=[.F10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SM2310</text:p>
          </table:table-cell>
          <table:table-cell/>
          <table:table-cell office:value-type="string" calcext:value-type="string">
            <text:p>SOT-23</text:p>
          </table:table-cell>
          <table:table-cell office:value-type="float" office:value="1864585" calcext:value-type="float">
            <text:p>1864585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table:formula="of:=[.F11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ristor EZJZ1V120KA</text:p>
          </table:table-cell>
          <table:table-cell/>
          <table:table-cell office:value-type="string" calcext:value-type="string">
            <text:p>“0605”</text:p>
          </table:table-cell>
          <table:table-cell office:value-type="float" office:value="1780509" calcext:value-type="float">
            <text:p>1780509</text:p>
          </table:table-cell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  <table:table-cell table:formula="of:=[.F12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“0805”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13" calcext:value-type="float">
            <text:p>0.013</text:p>
          </table:table-cell>
          <table:table-cell office:value-type="float" office:value="3" calcext:value-type="float">
            <text:p>3</text:p>
          </table:table-cell>
          <table:table-cell table:formula="of:=[.F13] * [.$G$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“0805”</text:p>
          </table:table-cell>
          <table:table-cell office:value-type="float" office:value="1759195" calcext:value-type="float">
            <text:p>1759195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table:formula="of:=[.F14] * [.$G$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“0805”</text:p>
          </table:table-cell>
          <table:table-cell office:value-type="float" office:value="2320853" calcext:value-type="float">
            <text:p>2320853</text:p>
          </table:table-cell>
          <table:table-cell office:value-type="float" office:value="0.0294" calcext:value-type="float">
            <text:p>0.0294</text:p>
          </table:table-cell>
          <table:table-cell office:value-type="float" office:value="2" calcext:value-type="float">
            <text:p>2</text:p>
          </table:table-cell>
          <table:table-cell table:formula="of:=[.F15] * [.$G$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“0805”</text:p>
          </table:table-cell>
          <table:table-cell office:value-type="float" office:value="2362109" calcext:value-type="float">
            <text:p>2362109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formula="of:=[.F16] * [.$G$2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“0805”</text:p>
          </table:table-cell>
          <table:table-cell office:value-type="float" office:value="1907054" calcext:value-type="float">
            <text:p>19070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1" calcext:value-type="float">
            <text:p>1</text:p>
          </table:table-cell>
          <table:table-cell table:formula="of:=[.F17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CKER,2REIHEN,5KONT </text:p>
          </table:table-cell>
          <table:table-cell table:number-columns-repeated="2"/>
          <table:table-cell office:value-type="float" office:value="1022235" calcext:value-type="float">
            <text:p>1022235</text:p>
          </table:table-cell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table:formula="of:=[.F18] * [.$G$2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STECKER,1REIHE,2KONT </text:p>
          </table:table-cell>
          <table:table-cell table:number-columns-repeated="2"/>
          <table:table-cell office:value-type="float" office:value="1022245" calcext:value-type="float">
            <text:p>1022245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formula="of:=[.F19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“0805”</text:p>
          </table:table-cell>
          <table:table-cell office:value-type="float" office:value="2447553" calcext:value-type="float">
            <text:p>2447553</text:p>
          </table:table-cell>
          <table:table-cell office:value-type="float" office:value="0.0025" calcext:value-type="float">
            <text:p>0.0025</text:p>
          </table:table-cell>
          <table:table-cell office:value-type="float" office:value="5" calcext:value-type="float">
            <text:p>5</text:p>
          </table:table-cell>
          <table:table-cell table:formula="of:=[.F20] * [.$G$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“0805”</text:p>
          </table:table-cell>
          <table:table-cell office:value-type="float" office:value="2057656" calcext:value-type="float">
            <text:p>2057656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table:formula="of:=[.F21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“0805”</text:p>
          </table:table-cell>
          <table:table-cell office:value-type="float" office:value="2447596" calcext:value-type="float">
            <text:p>2447596</text:p>
          </table:table-cell>
          <table:table-cell office:value-type="float" office:value="0.0029" calcext:value-type="float">
            <text:p>0.0029</text:p>
          </table:table-cell>
          <table:table-cell office:value-type="float" office:value="1" calcext:value-type="float">
            <text:p>1</text:p>
          </table:table-cell>
          <table:table-cell table:formula="of:=[.F22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“0805”</text:p>
          </table:table-cell>
          <table:table-cell office:value-type="float" office:value="2447592" calcext:value-type="float">
            <text:p>244759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F23] * [.$G$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-subd</text:p>
          </table:table-cell>
          <table:table-cell table:number-columns-repeated="2"/>
          <table:table-cell office:value-type="float" office:value="1653978" calcext:value-type="float">
            <text:p>165397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formula="of:=[.F24] * [.$G$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4:26:27.482222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</meta:initial-creator>
    <meta:creation-date>2015-06-13T22:16:11.228075003</meta:creation-date>
    <meta:generator>LibreOffice/4.2.8.2$Linux_X86_64 LibreOffice_project/420m0$Build-2</meta:generator>
    <dc:date>2015-06-28T22:11:57.946314289</dc:date>
    <dc:creator>Torsten </dc:creator>
    <meta:editing-duration>PT8H34M42S</meta:editing-duration>
    <meta:editing-cycles>25</meta:editing-cycles>
    <meta:document-statistic meta:table-count="1" meta:cell-count="139" meta:object-count="0"/>
  </office:meta>
</office:document-meta>
</file>